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ular" svg:font-family="Muliular"/>
    <style:font-face style:name="SairaExtraCondensed" svg:font-family="SairaExtraCondensed"/>
    <style:font-face style:name="SairaExtraCondensedMedium" svg:font-family="SairaExtraCondensedMedium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546cm" fo:min-width="6.017cm" fo:padding-top="0cm" fo:padding-bottom="0cm" fo:padding-left="0cm" fo:padding-right="0cm"/>
    </style:style>
    <style:style style:name="gr2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0.636cm" fo:min-width="8.58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26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3.745cm"/>
    </style:style>
    <style:style style:name="gr5" style:family="graphic" style:parent-style-name="standard" style:list-style-name="L1">
      <style:graphic-properties draw:stroke="none" draw:fill="none" fo:min-height="3.87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39cm" fo:padding-top="0cm" fo:padding-bottom="0cm" fo:padding-left="0cm" fo:padding-right="0cm"/>
    </style:style>
    <style:style style:name="gr10" style:family="graphic" style:parent-style-name="standard" style:list-style-name="L1">
      <style:graphic-properties draw:stroke="none" draw:fill="none" fo:min-height="2.64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4.715cm" fo:padding-top="0cm" fo:padding-bottom="0cm" fo:padding-left="0cm" fo:padding-right="0cm"/>
    </style:style>
    <style:style style:name="gr12" style:family="graphic" style:parent-style-name="standard" style:list-style-name="L1">
      <style:graphic-properties draw:stroke="none" draw:fill="none" fo:min-height="3.25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73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8.0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.9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1.945cm" fo:padding-top="0cm" fo:padding-bottom="0cm" fo:padding-left="0cm" fo:padding-right="0cm"/>
    </style:style>
    <style:style style:name="gr17" style:family="graphic" style:parent-style-name="standard">
      <style:graphic-properties svg:stroke-color="#12a8a4" draw:fill-color="#ffffff" draw:opacity="100%" draw:textarea-horizontal-align="justify" draw:textarea-vertical-align="middle" draw:auto-grow-height="false" fo:min-height="9.737cm" fo:min-width="5.088cm" draw:shadow="visible" draw:shadow-offset-x="0.071cm" draw:shadow-offset-y="0.071cm" draw:shadow-color="#cccccc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31cm" fo:padding-top="0cm" fo:padding-bottom="0cm" fo:padding-left="0cm" fo:padding-right="0cm"/>
    </style:style>
    <style:style style:name="gr19" style:family="graphic" style:parent-style-name="standard">
      <style:graphic-properties draw:stroke="none" draw:fill="none" fo:min-height="2.311cm"/>
    </style:style>
    <style:style style:name="gr20" style:family="graphic" style:parent-style-name="standard">
      <style:graphic-properties draw:stroke="none" draw:fill="none" fo:min-height="1.98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01cm" fo:padding-top="0cm" fo:padding-bottom="0cm" fo:padding-left="0cm" fo:padding-right="0cm"/>
    </style:style>
    <style:style style:name="gr22" style:family="graphic" style:parent-style-name="standard">
      <style:graphic-properties draw:stroke="none" draw:fill="none" fo:min-height="1.099cm"/>
    </style:style>
    <style:style style:name="gr23" style:family="graphic" style:parent-style-name="standard">
      <style:graphic-properties draw:stroke="none" draw:fill="none" fo:min-height="1.324cm"/>
    </style:style>
    <style:style style:name="gr24" style:family="graphic" style:parent-style-name="standard" style:list-style-name="L1">
      <style:graphic-properties draw:stroke="none" draw:fill="none" fo:min-height="2.339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9.3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/>
    </style:style>
    <style:style style:name="gr27" style:family="graphic" style:parent-style-name="standard">
      <style:graphic-properties draw:stroke="none" draw:fill="none" fo:min-height="2.274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7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48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style:font-name="Keraleeyam" fo:font-size="24pt" style:font-size-asian="24pt" style:font-size-complex="24pt"/>
    </style:style>
    <style:style style:name="P3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Keraleeyam" fo:font-size="14pt" fo:letter-spacing="0.06cm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text-properties style:font-name="Keraleeyam" fo:font-size="14pt" style:font-size-asian="14pt" style:font-size-complex="14pt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Keraleeyam" fo:font-size="18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style:font-name="Keraleeyam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fo:color="#808080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style:font-name="Keraleeyam"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color="#999999" fo:font-size="11pt" fo:font-weight="normal" style:font-size-asian="11pt" style:font-weight-asian="normal" style:font-size-complex="11pt" style:font-weight-complex="normal"/>
    </style:style>
    <style:style style:name="P16" style:family="paragraph">
      <style:paragraph-properties fo:margin-left="0cm" fo:margin-right="0cm" fo:text-align="end" fo:text-indent="0cm" style:writing-mode="lr-tb"/>
    </style:style>
    <style:style style:name="P17" style:family="paragraph">
      <style:paragraph-properties fo:text-align="end" style:writing-mode="lr-tb"/>
    </style:style>
    <style:style style:name="P18" style:family="paragraph">
      <loext:graphic-properties draw:fill="none"/>
      <style:paragraph-properties fo:margin-left="0cm" fo:margin-right="0cm" fo:text-align="end" fo:text-indent="0cm"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/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="none"/>
      <style:paragraph-properties fo:text-align="justify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.102cm" fo:line-height="100%" fo:text-align="start" fo:text-indent="0cm"/>
    </style:style>
    <style:style style:name="P25" style:family="paragraph">
      <loext:graphic-properties draw:fill="none"/>
      <style:paragraph-properties fo:margin-top="0cm" fo:margin-bottom="0.102cm" fo:text-align="justify"/>
      <style:text-properties fo:font-size="9pt" style:font-size-asian="9pt" style:font-size-complex="9pt"/>
    </style:style>
    <style:style style:name="P26" style:family="paragraph">
      <loext:graphic-properties draw:fill="none"/>
      <style:paragraph-properties fo:margin-top="0cm" fo:margin-bottom="0.102cm" fo:text-align="start"/>
      <style:text-properties fo:font-size="9pt" style:font-size-asian="9pt" style:font-size-complex="9pt"/>
    </style:style>
    <style:style style:name="P27" style:family="paragraph">
      <loext:graphic-properties draw:fill="none"/>
      <style:paragraph-properties fo:text-align="start" style:writing-mode="lr-tb"/>
      <style:text-properties fo:font-size="9pt" fo:font-style="italic" style:font-size-asian="9pt" style:font-style-asian="italic" style:font-size-complex="9pt" style:font-style-complex="italic"/>
    </style:style>
    <style:style style:name="P28" style:family="paragraph">
      <loext:graphic-properties draw:fill="none"/>
      <style:paragraph-properties fo:text-align="start" style:writing-mode="lr-tb"/>
      <style:text-properties fo:font-size="10pt" fo:letter-spacing="0.06cm" style:font-size-asian="10pt" style:font-size-complex="10pt"/>
    </style:style>
    <style:style style:name="T1" style:family="text">
      <style:text-properties fo:color="#343a40" style:font-name="Keraleeyam" fo:font-size="24pt" fo:font-weight="bold" style:font-size-asian="24pt" style:font-name-complex="SairaExtraCondensed" style:font-size-complex="24pt" style:font-weight-complex="bold"/>
    </style:style>
    <style:style style:name="T2" style:family="text">
      <style:text-properties fo:color="#12a8a4" style:font-name="Keraleeyam" fo:font-size="24pt" fo:font-weight="bold" style:font-size-asian="24pt" style:font-name-complex="SairaExtraCondensed" style:font-size-complex="24pt" style:font-weight-complex="bold"/>
    </style:style>
    <style:style style:name="T3" style:family="text">
      <style:text-properties fo:font-variant="normal" fo:text-transform="none" fo:color="#868e96" style:text-outline="false" style:text-line-through-style="none" style:text-line-through-type="none" style:font-name="Keraleeyam" fo:font-size="9pt" fo:letter-spacing="0.06cm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SairaExtraCondensedMedium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68e96" style:font-name="Keraleeyam" fo:font-size="11pt" style:font-size-asian="11pt" style:font-name-complex="SairaExtraCondensedMedium" style:font-size-complex="11pt"/>
    </style:style>
    <style:style style:name="T5" style:family="text">
      <style:text-properties fo:color="#12a8a4" style:font-name="Keraleeyam" fo:font-size="11pt" style:font-size-asian="11pt" style:font-name-complex="SairaExtraCondensedMedium" style:font-size-complex="11pt"/>
    </style:style>
    <style:style style:name="T6" style:family="text">
      <style:text-properties fo:color="#868e96" style:font-name="Muliular" fo:font-size="7pt" style:font-size-asian="13.8999996185303pt" style:font-name-complex="Muliular" style:font-size-complex="13.8999996185303pt"/>
    </style:style>
    <style:style style:name="T7" style:family="text">
      <style:text-properties fo:color="#868e96" style:font-name="Muliular" fo:font-size="8pt" style:font-size-asian="14pt" style:font-name-complex="Muliular" style:font-size-complex="14pt"/>
    </style:style>
    <style:style style:name="T8" style:family="text">
      <style:text-properties fo:color="#343a40" style:font-name="Keraleeyam" fo:font-size="18pt" fo:font-weight="bold" style:font-size-asian="18pt" style:font-name-complex="SairaExtraCondensed" style:font-size-complex="18pt" style:font-weight-complex="bold"/>
    </style:style>
    <style:style style:name="T9" style:family="text">
      <style:text-properties fo:color="#868e96" style:font-name="Keraleeyam" fo:font-size="12pt" fo:font-weight="normal" style:font-size-asian="12pt" style:font-weight-asian="normal" style:font-name-complex="SairaExtraCondensedMedium" style:font-size-complex="12pt" style:font-weight-complex="normal"/>
    </style:style>
    <style:style style:name="T10" style:family="text">
      <style:text-properties fo:color="#808080" style:font-name="Muliular" fo:font-size="8pt" fo:font-weight="bold" style:font-size-asian="8pt" style:font-weight-asian="bold" style:font-name-complex="Muliular" style:font-size-complex="8pt" style:font-weight-complex="bold"/>
    </style:style>
    <style:style style:name="T11" style:family="text">
      <style:text-properties fo:color="#12a8a4" style:font-name="Muliular" fo:font-size="9pt" style:font-size-asian="9pt" style:font-name-complex="Muliular" style:font-size-complex="9pt"/>
    </style:style>
    <style:style style:name="T12" style:family="text">
      <style:text-properties fo:color="#868e96" style:font-name="Muliular" fo:font-size="8pt" style:font-size-asian="8pt" style:font-name-complex="Muliular" style:font-size-complex="8pt"/>
    </style:style>
    <style:style style:name="T13" style:family="text">
      <style:text-properties fo:color="#868e96" style:font-name="Keraleeyam" fo:font-size="12pt" style:font-size-asian="12pt" style:font-name-complex="SairaExtraCondensedMedium" style:font-size-complex="12pt"/>
    </style:style>
    <style:style style:name="T14" style:family="text">
      <style:text-properties fo:color="#999999" style:font-name="Muliular" fo:font-size="8pt" fo:font-weight="bold" style:font-size-asian="8pt" style:font-weight-asian="bold" style:font-name-complex="Muliular" style:font-size-complex="8pt" style:font-weight-complex="bold"/>
    </style:style>
    <style:style style:name="T15" style:family="text">
      <style:text-properties fo:color="#868e96" style:font-name="Muliular" fo:font-size="8pt" fo:font-weight="bold" style:font-size-asian="8pt" style:font-weight-asian="bold" style:font-name-complex="Muliular" style:font-size-complex="8pt" style:font-weight-complex="bold"/>
    </style:style>
    <style:style style:name="T16" style:family="text">
      <style:text-properties fo:color="#868e96" style:font-name="Muliular" fo:font-size="9pt" style:font-size-asian="9pt" style:font-name-complex="Muliular" style:font-size-complex="9pt"/>
    </style:style>
    <style:style style:name="T17" style:family="text">
      <style:text-properties fo:color="#868e96" style:font-name="Muliular" fo:font-size="10pt" fo:letter-spacing="0.06cm" style:font-size-asian="10pt" style:font-name-complex="Muli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17cm" svg:height="2.546cm" svg:x="1.076cm" svg:y="1cm">
          <draw:text-box>
            <text:p text:style-name="P1"><text:span text:style-name="T1">PA</text:span><text:span text:style-name="T1">BL</text:span><text:span text:style-name="T1">O </text:span><text:span text:style-name="T2">AR</text:span><text:span text:style-name="T2">RO</text:span><text:span text:style-name="T2">YO </text:span><text:span text:style-name="T2">NO</text:span><text:span text:style-name="T2">E</text:span></text:p>
          </draw:text-box>
        </draw:frame>
        <draw:frame draw:style-name="gr2" draw:text-style-name="P4" draw:layer="layout" svg:width="8.585cm" svg:height="0.636cm" svg:x="12.222cm" svg:y="1.3cm">
          <draw:text-box>
            <text:p text:style-name="P3"><text:span text:style-name="T3">CARLOS ANTUNEZ 1875, APT 405 · </text:span><text:span text:style-name="T3">SANTIAGO, CHILE </text:span></text:p>
          </draw:text-box>
        </draw:frame>
        <draw:frame draw:style-name="gr3" draw:text-style-name="P5" draw:layer="layout" svg:width="8.266cm" svg:height="0.636cm" svg:x="13.568cm" svg:y="1.708cm">
          <draw:text-box>
            <text:p text:style-name="P1"><text:span text:style-name="T4">(+56) 9 5257 0855 · </text:span><text:span text:style-name="T5">PABLO.ARROYO.NOE@GM</text:span><text:span text:style-name="T5">AIL.COM</text:span></text:p>
          </draw:text-box>
        </draw:frame>
        <draw:frame draw:style-name="gr4" draw:text-style-name="P7" draw:layer="layout" svg:width="6.207cm" svg:height="3.995cm" svg:x="1cm" svg:y="1.889cm">
          <draw:text-box>
            <text:p text:style-name="P6"><text:span text:style-name="T6">Software development </text:span><text:span text:style-name="T6">is not just coding, it can </text:span><text:span text:style-name="T6">be a driving force for </text:span><text:span text:style-name="T6">the technology that is </text:span><text:span text:style-name="T6">changing the world for </text:span><text:span text:style-name="T6">the better.</text:span></text:p>
            <text:p text:style-name="P6"><text:span text:style-name="T6"/></text:p>
            <text:p text:style-name="P6"><text:span text:style-name="T6">As an IT professional </text:span><text:span text:style-name="T6">with more than 6 years </text:span><text:span text:style-name="T6">of experience, I've </text:span><text:span text:style-name="T6">understood that Best </text:span><text:span text:style-name="T6">Practices are not </text:span><text:span text:style-name="T6">enough to guarantee </text:span><text:span text:style-name="T6">exceptional software. A </text:span><text:span text:style-name="T6">well defined </text:span><text:span text:style-name="T6">Architecture, predicting </text:span><text:span text:style-name="T6">System Qualities, </text:span><text:span text:style-name="T6">implementing </text:span><text:span text:style-name="T6">Evolutionary </text:span><text:span text:style-name="T6">Prototyping, and </text:span><text:span text:style-name="T6">enhancing Stakeholder </text:span><text:span text:style-name="T6">Communication are, </text:span><text:span text:style-name="T6">among others, what </text:span><text:span text:style-name="T6">sets apart functional </text:span><text:span text:style-name="T6">software from industry </text:span><text:span text:style-name="T6">game-changers.</text:span></text:p>
          </draw:text-box>
        </draw:frame>
        <draw:frame draw:style-name="gr5" draw:text-style-name="P9" draw:layer="layout" svg:width="12.7cm" svg:height="4.127cm" svg:x="7.867cm" svg:y="4.142cm">
          <draw:text-box>
            <text:p text:style-name="P8"><text:span text:style-name="T7">My </text:span><text:span text:style-name="T7">work </text:span><text:span text:style-name="T7">consist</text:span><text:span text:style-name="T7">s on </text:span><text:span text:style-name="T7">designi</text:span><text:span text:style-name="T7">ng and </text:span><text:span text:style-name="T7">develo</text:span><text:span text:style-name="T7">ping </text:span><text:span text:style-name="T7">core </text:span><text:span text:style-name="T7">busine</text:span><text:span text:style-name="T7">ss </text:span><text:span text:style-name="T7">softwar</text:span><text:span text:style-name="T7">e </text:span><text:span text:style-name="T7">solutio</text:span><text:span text:style-name="T7">ns. </text:span><text:span text:style-name="T7">These </text:span><text:span text:style-name="T7">solutio</text:span><text:span text:style-name="T7">ns, </text:span><text:span text:style-name="T7">require </text:span><text:span text:style-name="T7">scalabl</text:span><text:span text:style-name="T7">e and </text:span><text:span text:style-name="T7">availab</text:span><text:span text:style-name="T7">le </text:span><text:span text:style-name="T7">infrastr</text:span><text:span text:style-name="T7">ucture, </text:span><text:span text:style-name="T7">paired </text:span><text:span text:style-name="T7">with </text:span><text:span text:style-name="T7">highly </text:span><text:span text:style-name="T7">modifia</text:span><text:span text:style-name="T7">ble and </text:span><text:span text:style-name="T7">interop</text:span><text:span text:style-name="T7">erable </text:span><text:span text:style-name="T7">archite</text:span><text:span text:style-name="T7">cture, </text:span><text:span text:style-name="T7">which </text:span><text:span text:style-name="T7">has to </text:span><text:span text:style-name="T7">take in </text:span><text:span text:style-name="T7">consid</text:span><text:span text:style-name="T7">eration </text:span><text:span text:style-name="T7">more </text:span><text:span text:style-name="T7">than 8 </text:span><text:span text:style-name="T7">stakeh</text:span><text:span text:style-name="T7">olders.</text:span></text:p>
            <text:p text:style-name="P8"><text:span text:style-name="T6"/></text:p>
            <text:p text:style-name="P8"><text:span text:style-name="T7">Respon</text:span><text:span text:style-name="T7">sible </text:span><text:span text:style-name="T7">for </text:span><text:span text:style-name="T7">suppor</text:span><text:span text:style-name="T7">ting </text:span><text:span text:style-name="T7">and </text:span><text:span text:style-name="T7">guiding </text:span><text:span text:style-name="T7">the </text:span><text:span text:style-name="T7">develo</text:span><text:span text:style-name="T7">pment </text:span><text:span text:style-name="T7">team </text:span><text:span text:style-name="T7">by </text:span><text:span text:style-name="T7">implem</text:span><text:span text:style-name="T7">enting </text:span><text:span text:style-name="T7">good </text:span><text:span text:style-name="T7">practic</text:span><text:span text:style-name="T7">es and </text:span><text:span text:style-name="T7">establi</text:span><text:span text:style-name="T7">shing </text:span><text:span text:style-name="T7">agile </text:span><text:span text:style-name="T7">softwar</text:span><text:span text:style-name="T7">e </text:span><text:span text:style-name="T7">metho</text:span><text:span text:style-name="T7">dologie</text:span><text:span text:style-name="T7">s, </text:span><text:span text:style-name="T7">which </text:span><text:span text:style-name="T7">allow </text:span><text:span text:style-name="T7">the </text:span><text:span text:style-name="T7">continu</text:span><text:span text:style-name="T7">al </text:span><text:span text:style-name="T7">expans</text:span><text:span text:style-name="T7">ion and </text:span><text:span text:style-name="T7">integra</text:span><text:span text:style-name="T7">tion of </text:span><text:span text:style-name="T7">our </text:span><text:span text:style-name="T7">softwar</text:span><text:span text:style-name="T7">e </text:span><text:span text:style-name="T7">assets, </text:span><text:span text:style-name="T7">adding </text:span><text:span text:style-name="T7">new </text:span><text:span text:style-name="T7">functio</text:span><text:span text:style-name="T7">nality </text:span><text:span text:style-name="T7">on a </text:span><text:span text:style-name="T7">regular </text:span><text:span text:style-name="T7">basis.</text:span></text:p>
            <text:p text:style-name="P8"><text:span text:style-name="T6"/></text:p>
            <text:p text:style-name="P8"><text:span text:style-name="T7">Being </text:span><text:span text:style-name="T7">part of </text:span><text:span text:style-name="T7">the </text:span><text:span text:style-name="T7">Technol</text:span><text:span text:style-name="T7">ogy </text:span><text:span text:style-name="T7">depart</text:span><text:span text:style-name="T7">ment, </text:span><text:span text:style-name="T7">we </text:span><text:span text:style-name="T7">provide </text:span><text:span text:style-name="T7">our </text:span><text:span text:style-name="T7">internal </text:span><text:span text:style-name="T7">client </text:span><text:span text:style-name="T7">with </text:span><text:span text:style-name="T7">the </text:span><text:span text:style-name="T7">proper </text:span><text:span text:style-name="T7">tools, </text:span><text:span text:style-name="T7">attendi</text:span><text:span text:style-name="T7">ng </text:span><text:span text:style-name="T7">their </text:span><text:span text:style-name="T7">needs </text:span><text:span text:style-name="T7">and </text:span><text:span text:style-name="T7">enablin</text:span><text:span text:style-name="T7">g </text:span><text:span text:style-name="T7">digital </text:span><text:span text:style-name="T7">transfo</text:span><text:span text:style-name="T7">rmatio</text:span><text:span text:style-name="T7">n.</text:span></text:p>
          </draw:text-box>
        </draw:frame>
        <draw:frame draw:style-name="gr6" draw:text-style-name="P10" draw:layer="layout" svg:width="5.43cm" svg:height="0.636cm" svg:x="8.112cm" svg:y="2.259cm">
          <draw:text-box>
            <text:p text:style-name="P1"><text:span text:style-name="T8">EXPERIENCE</text:span></text:p>
          </draw:text-box>
        </draw:frame>
        <draw:frame draw:style-name="gr7" draw:text-style-name="P11" draw:layer="layout" svg:width="9.375cm" svg:height="0.424cm" svg:x="8.121cm" svg:y="3.645cm">
          <draw:text-box>
            <text:p text:style-name="P1"><text:span text:style-name="T9">SENIOR FULL STACK </text:span><text:span text:style-name="T9">SOFTWARE </text:span><text:span text:style-name="T9">DEVELOPER</text:span></text:p>
          </draw:text-box>
        </draw:frame>
        <draw:frame draw:style-name="gr8" draw:text-style-name="P12" draw:layer="layout" svg:width="4.445cm" svg:height="0.424cm" svg:x="8.112cm" svg:y="3.175cm">
          <draw:text-box>
            <text:p text:style-name="P1"><text:span text:style-name="T10">Great Place </text:span><text:span text:style-name="T10">To Work® </text:span><text:span text:style-name="T10">Chile</text:span></text:p>
          </draw:text-box>
        </draw:frame>
        <draw:frame draw:style-name="gr9" draw:text-style-name="P13" draw:layer="layout" svg:width="3.439cm" svg:height="0.424cm" svg:x="17.144cm" svg:y="3.144cm">
          <draw:text-box>
            <text:p text:style-name="P1"><text:span text:style-name="T11">March 2019 – </text:span><text:span text:style-name="T11">Present</text:span></text:p>
          </draw:text-box>
        </draw:frame>
        <draw:frame draw:style-name="gr10" draw:text-style-name="P9" draw:layer="layout" svg:width="12.7cm" svg:height="2.891cm" svg:x="7.867cm" svg:y="9.643cm">
          <draw:text-box>
            <text:p text:style-name="P8"><text:span text:style-name="T12">Viewni</text:span><text:span text:style-name="T12">a.com </text:span><text:span text:style-name="T12">is an </text:span><text:span text:style-name="T12">innova</text:span><text:span text:style-name="T12">tive </text:span><text:span text:style-name="T12">platfor</text:span><text:span text:style-name="T12">m, that </text:span><text:span text:style-name="T12">brings </text:span><text:span text:style-name="T12">the </text:span><text:span text:style-name="T12">Patago</text:span><text:span text:style-name="T12">nian </text:span><text:span text:style-name="T12">touris</text:span><text:span text:style-name="T12">m to </text:span><text:span text:style-name="T12">the </text:span><text:span text:style-name="T12">world, </text:span><text:span text:style-name="T12">in a </text:span><text:span text:style-name="T12">moder</text:span><text:span text:style-name="T12">n </text:span><text:span text:style-name="T12">format.</text:span></text:p>
            <text:p text:style-name="P8"><text:span text:style-name="T12"/></text:p>
            <text:p text:style-name="P8"><text:span text:style-name="T12">Viewni</text:span><text:span text:style-name="T12">a's </text:span><text:span text:style-name="T12">founde</text:span><text:span text:style-name="T12">rs </text:span><text:span text:style-name="T12">comisi</text:span><text:span text:style-name="T12">oned </text:span><text:span text:style-name="T12">me </text:span><text:span text:style-name="T12">with </text:span><text:span text:style-name="T12">the </text:span><text:span text:style-name="T12">develo</text:span><text:span text:style-name="T12">pment </text:span><text:span text:style-name="T12">and </text:span><text:span text:style-name="T12">deploy</text:span><text:span text:style-name="T12">ment </text:span><text:span text:style-name="T12">of a </text:span><text:span text:style-name="T12">web </text:span><text:span text:style-name="T12">applica</text:span><text:span text:style-name="T12">tion. </text:span><text:span text:style-name="T12">With </text:span><text:span text:style-name="T12">them </text:span><text:span text:style-name="T12">and a </text:span><text:span text:style-name="T12">team </text:span><text:span text:style-name="T12">of </text:span><text:span text:style-name="T12">design</text:span><text:span text:style-name="T12">ers, we </text:span><text:span text:style-name="T12">concep</text:span><text:span text:style-name="T12">tualice</text:span><text:span text:style-name="T12">d the </text:span><text:span text:style-name="T12">first </text:span><text:span text:style-name="T12">MVP. </text:span><text:span text:style-name="T12">Approa</text:span><text:span text:style-name="T12">ching </text:span><text:span text:style-name="T12">it's </text:span><text:span text:style-name="T12">compl</text:span><text:span text:style-name="T12">etion, I </text:span><text:span text:style-name="T12">was </text:span><text:span text:style-name="T12">not </text:span><text:span text:style-name="T12">only </text:span><text:span text:style-name="T12">workin</text:span><text:span text:style-name="T12">g as a </text:span><text:span text:style-name="T12">develo</text:span><text:span text:style-name="T12">per, </text:span><text:span text:style-name="T12">but as </text:span><text:span text:style-name="T12">a </text:span><text:span text:style-name="T12">technic</text:span><text:span text:style-name="T12">al </text:span><text:span text:style-name="T12">leader, </text:span><text:span text:style-name="T12">providi</text:span><text:span text:style-name="T12">ng </text:span><text:span text:style-name="T12">techno</text:span><text:span text:style-name="T12">logical </text:span><text:span text:style-name="T12">knowle</text:span><text:span text:style-name="T12">dge </text:span><text:span text:style-name="T12">and </text:span><text:span text:style-name="T12">collabo</text:span><text:span text:style-name="T12">rating </text:span><text:span text:style-name="T12">activel</text:span><text:span text:style-name="T12">y with </text:span><text:span text:style-name="T12">the </text:span><text:span text:style-name="T12">busine</text:span><text:span text:style-name="T12">ss.</text:span></text:p>
          </draw:text-box>
        </draw:frame>
        <draw:frame draw:style-name="gr7" draw:text-style-name="P14" draw:layer="layout" svg:width="9.375cm" svg:height="0.424cm" svg:x="8.121cm" svg:y="9.146cm">
          <draw:text-box>
            <text:p text:style-name="P1"><text:span text:style-name="T13">TECHNICAL PROJECT LEAD</text:span></text:p>
          </draw:text-box>
        </draw:frame>
        <draw:frame draw:style-name="gr8" draw:text-style-name="P15" draw:layer="layout" svg:width="4.445cm" svg:height="0.424cm" svg:x="8.112cm" svg:y="8.676cm">
          <draw:text-box>
            <text:p text:style-name="P1"><text:span text:style-name="T14">Viewnia.com</text:span></text:p>
          </draw:text-box>
        </draw:frame>
        <draw:frame draw:style-name="gr11" draw:text-style-name="P18" draw:layer="layout" svg:width="4.715cm" svg:height="1.12cm" svg:x="15.889cm" svg:y="8.645cm">
          <draw:text-box>
            <text:p text:style-name="P16"><text:span text:style-name="T11">October </text:span><text:span text:style-name="T11">2017 – </text:span><text:span text:style-name="T11">January </text:span><text:span text:style-name="T11">2020</text:span></text:p>
            <text:p text:style-name="P17"><text:span text:style-name="T11"/></text:p>
          </draw:text-box>
        </draw:frame>
        <draw:frame draw:style-name="gr12" draw:text-style-name="P19" draw:layer="layout" svg:width="12.7cm" svg:height="3.509cm" svg:x="7.867cm" svg:y="13.944cm">
          <draw:text-box>
            <text:p text:style-name="P8"><text:span text:style-name="T7">As a freelance </text:span><text:span text:style-name="T7">software </text:span><text:span text:style-name="T7">solutions </text:span><text:span text:style-name="T7">provider, I </text:span><text:span text:style-name="T7">encountered a </text:span><text:span text:style-name="T7">new world of </text:span><text:span text:style-name="T7">knowledge and </text:span><text:span text:style-name="T7">oportunity. This </text:span><text:span text:style-name="T7">was, to date, my </text:span><text:span text:style-name="T7">most complete </text:span><text:span text:style-name="T7">and versatile </text:span><text:span text:style-name="T7">work experience, </text:span><text:span text:style-name="T7">since I had to </text:span><text:span text:style-name="T7">simultaneously </text:span><text:span text:style-name="T7">seek for jobs </text:span><text:span text:style-name="T7">while designing, </text:span><text:span text:style-name="T7">developing and </text:span><text:span text:style-name="T7">executing </text:span><text:span text:style-name="T7">projects. A </text:span><text:span text:style-name="T7">demanding job of </text:span><text:span text:style-name="T7">self discovery, </text:span><text:span text:style-name="T7">fulfilling many </text:span><text:span text:style-name="T7">roles and being </text:span><text:span text:style-name="T7">responsible for </text:span><text:span text:style-name="T7">the complete </text:span><text:span text:style-name="T7">cycle of Software </text:span><text:span text:style-name="T7">Projects, I was </text:span><text:span text:style-name="T7">not only able to </text:span><text:span text:style-name="T7">evaluate my </text:span><text:span text:style-name="T7">interests and </text:span><text:span text:style-name="T7">strengths, but </text:span><text:span text:style-name="T7">also test my </text:span><text:span text:style-name="T7">capacity and </text:span><text:span text:style-name="T7">adaptability on </text:span><text:span text:style-name="T7">several and </text:span><text:span text:style-name="T7">diverse </text:span><text:span text:style-name="T7">challenges.</text:span></text:p>
            <text:p text:style-name="P8"><text:span text:style-name="T6"/></text:p>
            <text:p text:style-name="P8"><text:span text:style-name="T7">Projects include </text:span><text:span text:style-name="T7">complex web </text:span><text:span text:style-name="T7">plaforms built </text:span><text:span text:style-name="T7">with Ruby On </text:span><text:span text:style-name="T7">Rails, e-</text:span><text:span text:style-name="T7">commerce sites </text:span><text:span text:style-name="T7">built with Shopify </text:span><text:span text:style-name="T7">and Spree and </text:span><text:span text:style-name="T7">websites built </text:span><text:span text:style-name="T7">with React or </text:span><text:span text:style-name="T7">vanilla HTML and </text:span><text:span text:style-name="T7">CSS.</text:span></text:p>
          </draw:text-box>
        </draw:frame>
        <draw:frame draw:style-name="gr7" draw:text-style-name="P14" draw:layer="layout" svg:width="9.375cm" svg:height="0.424cm" svg:x="8.121cm" svg:y="13.447cm">
          <draw:text-box>
            <text:p text:style-name="P1"><text:span text:style-name="T13">SOFTWARE </text:span><text:span text:style-name="T13">SOLUTIONS </text:span><text:span text:style-name="T13">PROVIDER</text:span></text:p>
          </draw:text-box>
        </draw:frame>
        <draw:frame draw:style-name="gr8" draw:text-style-name="P20" draw:layer="layout" svg:width="4.445cm" svg:height="0.424cm" svg:x="8.112cm" svg:y="12.977cm">
          <draw:text-box>
            <text:p text:style-name="P1"><text:span text:style-name="T15">Freelance</text:span></text:p>
          </draw:text-box>
        </draw:frame>
        <draw:frame draw:style-name="gr13" draw:text-style-name="P21" draw:layer="layout" svg:width="3.736cm" svg:height="0.747cm" svg:x="16.844cm" svg:y="12.946cm">
          <draw:text-box>
            <text:p text:style-name="P1"><text:span text:style-name="T11">July 2014 </text:span><text:span text:style-name="T11">– March </text:span><text:span text:style-name="T11">2019</text:span></text:p>
          </draw:text-box>
        </draw:frame>
        <draw:frame draw:style-name="gr7" draw:text-style-name="P14" draw:layer="layout" svg:width="9.375cm" svg:height="0.424cm" svg:x="8.821cm" svg:y="19.248cm">
          <draw:text-box>
            <text:p text:style-name="P1"><text:span text:style-name="T13">INDUST</text:span><text:span text:style-name="T13">RIAL </text:span><text:span text:style-name="T13">ENGINE</text:span><text:span text:style-name="T13">ERING</text:span></text:p>
          </draw:text-box>
        </draw:frame>
        <draw:frame draw:style-name="gr14" draw:text-style-name="P21" draw:layer="layout" svg:width="8.001cm" svg:height="0.747cm" svg:x="8.812cm" svg:y="18.778cm">
          <draw:text-box>
            <text:p text:style-name="P1"><text:span text:style-name="T16">Universidad Técnica Federico Santa </text:span><text:span text:style-name="T16">María</text:span></text:p>
          </draw:text-box>
        </draw:frame>
        <draw:frame draw:style-name="gr15" draw:text-style-name="P21" draw:layer="layout" svg:width="1.992cm" svg:height="0.747cm" svg:x="17.644cm" svg:y="18.747cm">
          <draw:text-box>
            <text:p text:style-name="P1"><text:span text:style-name="T11">2009 – 2014</text:span></text:p>
            <text:p text:style-name="P1"><text:span text:style-name="T11"/></text:p>
          </draw:text-box>
        </draw:frame>
        <draw:frame draw:style-name="gr6" draw:text-style-name="P10" draw:layer="layout" svg:width="5.43cm" svg:height="0.636cm" svg:x="8.112cm" svg:y="17.859cm">
          <draw:text-box>
            <text:p text:style-name="P1"><text:span text:style-name="T8">EDUCATION</text:span></text:p>
          </draw:text-box>
        </draw:frame>
        <draw:frame draw:style-name="gr7" draw:text-style-name="P14" draw:layer="layout" svg:width="9.375cm" svg:height="0.424cm" svg:x="8.816cm" svg:y="20.749cm">
          <draw:text-box>
            <text:p text:style-name="P1"><text:span text:style-name="T13">AGRICULTURAL SCIENCES</text:span></text:p>
          </draw:text-box>
        </draw:frame>
        <draw:frame draw:style-name="gr14" draw:text-style-name="P21" draw:layer="layout" svg:width="8.001cm" svg:height="0.747cm" svg:x="8.807cm" svg:y="20.279cm">
          <draw:text-box>
            <text:p text:style-name="P1"><text:span text:style-name="T16">Pontificia </text:span><text:span text:style-name="T16">Universidad </text:span><text:span text:style-name="T16">Católica de Chile</text:span></text:p>
            <text:p text:style-name="P1"><text:span text:style-name="T16"/></text:p>
          </draw:text-box>
        </draw:frame>
        <draw:frame draw:style-name="gr16" draw:text-style-name="P21" draw:layer="layout" svg:width="1.945cm" svg:height="1.12cm" svg:x="17.639cm" svg:y="20.148cm">
          <draw:text-box>
            <text:p text:style-name="P1"><text:span text:style-name="T11">2007 - </text:span><text:span text:style-name="T11">2008</text:span></text:p>
            <text:p text:style-name="P1"><text:span text:style-name="T11"/></text:p>
            <text:p text:style-name="P1"><text:span text:style-name="T11"/></text:p>
          </draw:text-box>
        </draw:frame>
        <draw:frame draw:style-name="gr7" draw:text-style-name="P14" draw:layer="layout" svg:width="9.375cm" svg:height="0.424cm" svg:x="8.811cm" svg:y="22.349cm">
          <draw:text-box>
            <text:p text:style-name="P1"><text:span text:style-name="T13">INTERNATIONAL </text:span><text:span text:style-name="T13">BACCALAUREATE </text:span><text:span text:style-name="T13">ENGLISH SCHOOL</text:span></text:p>
          </draw:text-box>
        </draw:frame>
        <draw:frame draw:style-name="gr14" draw:text-style-name="P21" draw:layer="layout" svg:width="8.001cm" svg:height="0.747cm" svg:x="8.802cm" svg:y="21.879cm">
          <draw:text-box>
            <text:p text:style-name="P1"><text:span text:style-name="T16">Fundación </text:span><text:span text:style-name="T16">Educacional </text:span><text:span text:style-name="T16">Santiago </text:span><text:span text:style-name="T16">College</text:span></text:p>
          </draw:text-box>
        </draw:frame>
        <draw:frame draw:style-name="gr16" draw:text-style-name="P21" draw:layer="layout" svg:width="1.945cm" svg:height="1.12cm" svg:x="17.634cm" svg:y="21.848cm">
          <draw:text-box>
            <text:p text:style-name="P1"><text:span text:style-name="T11">1992 - 2006</text:span></text:p>
            <text:p text:style-name="P1"><text:span text:style-name="T11"/></text:p>
            <text:p text:style-name="P1"><text:span text:style-name="T11"/></text:p>
          </draw:text-box>
        </draw:frame>
        <draw:custom-shape draw:style-name="gr17" draw:text-style-name="P22" draw:layer="layout" svg:width="5.588cm" svg:height="9.987cm" svg:x="1.254cm" svg:y="7.053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4.931cm" svg:height="0.424cm" svg:x="2.222cm" svg:y="7.447cm">
          <draw:text-box>
            <text:p text:style-name="P1"><text:span text:style-name="T13">SOFTWARE KNOWLEDGE</text:span></text:p>
          </draw:text-box>
        </draw:frame>
        <draw:frame draw:style-name="gr7" draw:text-style-name="P14" draw:layer="layout" svg:width="9.375cm" svg:height="0.424cm" svg:x="8.122cm" svg:y="9.146cm">
          <draw:text-box>
            <text:p text:style-name="P1"><text:span text:style-name="T13">TECHNICAL PROJECT LEAD</text:span></text:p>
          </draw:text-box>
        </draw:frame>
        <draw:frame draw:style-name="gr7" draw:text-style-name="P14" draw:layer="layout" svg:width="9.375cm" svg:height="0.424cm" svg:x="8.122cm" svg:y="9.146cm">
          <draw:text-box>
            <text:p text:style-name="P1"><text:span text:style-name="T13">TECHNICAL PROJECT LEAD</text:span></text:p>
          </draw:text-box>
        </draw:frame>
        <draw:frame draw:style-name="gr19" draw:text-style-name="P23" draw:layer="layout" svg:width="6.208cm" svg:height="2.561cm" svg:x="2.2cm" svg:y="7.79cm">
          <draw:text-box>
            <text:p text:style-name="P6"><text:span text:style-name="T12">· Design Patterns</text:span></text:p>
            <text:p text:style-name="P6"><text:span text:style-name="T12">· Architectural Design</text:span></text:p>
            <text:p text:style-name="P6"><text:span text:style-name="T12">· Backend Development</text:span></text:p>
            <text:p text:style-name="P6"><text:span text:style-name="T12">· Frontend Development</text:span></text:p>
            <text:p text:style-name="P6"><text:span text:style-name="T12">· APIs and Integrations</text:span></text:p>
            <text:p text:style-name="P6"><text:span text:style-name="T12">· Database Design</text:span></text:p>
            <text:p text:style-name="P6"><text:span text:style-name="T12">· Security</text:span></text:p>
          </draw:text-box>
        </draw:frame>
        <draw:frame draw:style-name="gr18" draw:text-style-name="P14" draw:layer="layout" svg:width="4.931cm" svg:height="0.424cm" svg:x="2.222cm" svg:y="10.747cm">
          <draw:text-box>
            <text:p text:style-name="P1"><text:span text:style-name="T13">TECHNICAL SKILLS</text:span></text:p>
          </draw:text-box>
        </draw:frame>
        <draw:frame draw:style-name="gr19" draw:text-style-name="P23" draw:layer="layout" svg:width="6.208cm" svg:height="2.561cm" svg:x="2.2cm" svg:y="11.09cm">
          <draw:text-box>
            <text:p text:style-name="P6"><text:span text:style-name="T12">· </text:span><text:span text:style-name="T12">Version </text:span><text:span text:style-name="T12">Control</text:span></text:p>
            <text:p text:style-name="P6"><text:span text:style-name="T12">· </text:span><text:span text:style-name="T12">Algorit</text:span><text:span text:style-name="T12">hms</text:span></text:p>
            <text:p text:style-name="P6"><text:span text:style-name="T12">· Dev </text:span><text:span text:style-name="T12">Ops</text:span></text:p>
            <text:p text:style-name="P6"><text:span text:style-name="T12">· </text:span><text:span text:style-name="T12">Optimi</text:span><text:span text:style-name="T12">zation</text:span></text:p>
            <text:p text:style-name="P6"><text:span text:style-name="T12">· </text:span><text:span text:style-name="T12">Respon</text:span><text:span text:style-name="T12">sive </text:span><text:span text:style-name="T12">Design</text:span></text:p>
            <text:p text:style-name="P6"><text:span text:style-name="T12">· </text:span><text:span text:style-name="T12">Scriptin</text:span><text:span text:style-name="T12">g</text:span></text:p>
            <text:p text:style-name="P6"><text:span text:style-name="T12">· </text:span><text:span text:style-name="T12">Testing</text:span></text:p>
          </draw:text-box>
        </draw:frame>
        <draw:frame draw:style-name="gr18" draw:text-style-name="P14" draw:layer="layout" svg:width="4.931cm" svg:height="0.424cm" svg:x="2.222cm" svg:y="14.047cm">
          <draw:text-box>
            <text:p text:style-name="P1"><text:span text:style-name="T13">INDUSTR</text:span><text:span text:style-name="T13">Y </text:span><text:span text:style-name="T13">KNOWLE</text:span><text:span text:style-name="T13">DGE</text:span></text:p>
          </draw:text-box>
        </draw:frame>
        <draw:frame draw:style-name="gr20" draw:text-style-name="P23" draw:layer="layout" svg:width="6.208cm" svg:height="2.231cm" svg:x="2.1cm" svg:y="14.39cm">
          <draw:text-box>
            <text:p text:style-name="P8"><text:span text:style-name="T12">· Team Leadership</text:span></text:p>
            <text:p text:style-name="P6"><text:span text:style-name="T12">· Digital Transformation</text:span></text:p>
            <text:p text:style-name="P6"><text:span text:style-name="T12">· UI Design</text:span></text:p>
            <text:p text:style-name="P6"><text:span text:style-name="T12">· UX Principles</text:span></text:p>
            <text:p text:style-name="P6"><text:span text:style-name="T12">· Graphic Design</text:span></text:p>
            <text:p text:style-name="P6"><text:span text:style-name="T12">· Digital Marketing</text:span></text:p>
          </draw:text-box>
        </draw:frame>
        <draw:frame draw:style-name="gr21" draw:text-style-name="P14" draw:layer="layout" svg:width="5.901cm" svg:height="0.424cm" svg:x="1.322cm" svg:y="17.747cm">
          <draw:text-box>
            <text:p text:style-name="P1"><text:span text:style-name="T13">PROGRAMMING &amp; MARKUP LANGUAGES</text:span></text:p>
          </draw:text-box>
        </draw:frame>
        <draw:frame draw:style-name="gr22" draw:text-style-name="P25" draw:layer="layout" svg:width="6.208cm" svg:height="1.349cm" svg:x="1.2cm" svg:y="18.09cm">
          <draw:text-box>
            <text:p text:style-name="P24"><text:span text:style-name="T16">Ruby, JavaScript, Python </text:span></text:p>
            <text:p text:style-name="P24"><text:span text:style-name="T16">C#, SQL, HTML, CSS</text:span></text:p>
          </draw:text-box>
        </draw:frame>
        <draw:frame draw:style-name="gr21" draw:text-style-name="P14" draw:layer="layout" svg:width="5.901cm" svg:height="0.424cm" svg:x="1.322cm" svg:y="19.547cm">
          <draw:text-box>
            <text:p text:style-name="P1"><text:span text:style-name="T13">FRAMEWORKS, TOOLS &amp; TECH</text:span></text:p>
          </draw:text-box>
        </draw:frame>
        <draw:frame draw:style-name="gr23" draw:text-style-name="P26" draw:layer="layout" svg:width="6.208cm" svg:height="1.574cm" svg:x="1.2cm" svg:y="19.89cm">
          <draw:text-box>
            <text:p text:style-name="P24"><text:span text:style-name="T16">Ruby on </text:span><text:span text:style-name="T16">Rails, GIT, </text:span><text:span text:style-name="T16">AWS, Heroku</text:span></text:p>
            <text:p text:style-name="P24"><text:span text:style-name="T16">React.Js, </text:span><text:span text:style-name="T16">Docker, </text:span><text:span text:style-name="T16">Kubernetes</text:span></text:p>
            <text:p text:style-name="P24"><text:span text:style-name="T16">Linux, Sass, </text:span><text:span text:style-name="T16">Node.js, </text:span><text:span text:style-name="T16">WordPress</text:span></text:p>
          </draw:text-box>
        </draw:frame>
        <draw:frame draw:style-name="gr6" draw:text-style-name="P10" draw:layer="layout" svg:width="5.43cm" svg:height="0.636cm" svg:x="1.254cm" svg:y="6.206cm">
          <draw:text-box>
            <text:p text:style-name="P1"><text:span text:style-name="T8">SKILLS</text:span></text:p>
          </draw:text-box>
        </draw:frame>
        <draw:frame draw:style-name="gr24" draw:text-style-name="P19" draw:layer="layout" svg:width="12.7cm" svg:height="2.589cm" svg:x="7.867cm" svg:y="25.442cm">
          <draw:text-box>
            <text:p text:style-name="P8"><text:span text:style-name="T7">Providing emergency housing for people across Chile and Paraguay, specially after the 2010 earthquake catastrophe. Collaborated as a squad member, truck driver, resource manager, recruiter and field operation supervisor, contributing with the creation of over 150 new homes and repairing of many others.</text:span></text:p>
            <text:p text:style-name="P8"><text:span text:style-name="T6"/></text:p>
            <text:p text:style-name="P8"><text:span text:style-name="T6"/></text:p>
          </draw:text-box>
        </draw:frame>
        <draw:frame draw:style-name="gr6" draw:text-style-name="P10" draw:layer="layout" svg:width="5.43cm" svg:height="0.636cm" svg:x="8.112cm" svg:y="23.559cm">
          <draw:text-box>
            <text:p text:style-name="P1"><text:span text:style-name="T8">VOLUNTEERING</text:span></text:p>
          </draw:text-box>
        </draw:frame>
        <draw:frame draw:style-name="gr25" draw:text-style-name="P11" draw:layer="layout" svg:width="9.375cm" svg:height="0.847cm" svg:x="8.121cm" svg:y="24.945cm">
          <draw:text-box>
            <text:p text:style-name="P1"><text:span text:style-name="T9">FIELD </text:span><text:span text:style-name="T9">SUPERVISOR</text:span></text:p>
            <text:p text:style-name="P1"><text:span text:style-name="T9"/></text:p>
          </draw:text-box>
        </draw:frame>
        <draw:frame draw:style-name="gr8" draw:text-style-name="P12" draw:layer="layout" svg:width="4.445cm" svg:height="0.424cm" svg:x="8.112cm" svg:y="24.475cm">
          <draw:text-box>
            <text:p text:style-name="P1"><text:span text:style-name="T10">Fundación TECHO</text:span></text:p>
          </draw:text-box>
        </draw:frame>
        <draw:frame draw:style-name="gr26" draw:text-style-name="P13" draw:layer="layout" svg:width="1.992cm" svg:height="0.424cm" svg:x="18.644cm" svg:y="24.444cm">
          <draw:text-box>
            <text:p text:style-name="P1"><text:span text:style-name="T11">2006 – 2014</text:span></text:p>
          </draw:text-box>
        </draw:frame>
        <draw:frame draw:style-name="gr21" draw:text-style-name="P14" draw:layer="layout" svg:width="5.901cm" svg:height="0.424cm" svg:x="1.322cm" svg:y="21.949cm">
          <draw:text-box>
            <text:p text:style-name="P1"><text:span text:style-name="T13">LANGUAGES</text:span></text:p>
          </draw:text-box>
        </draw:frame>
        <draw:frame draw:style-name="gr23" draw:text-style-name="P26" draw:layer="layout" svg:width="6.208cm" svg:height="1.574cm" svg:x="1.2cm" svg:y="22.292cm">
          <draw:text-box>
            <text:p text:style-name="P24"><text:span text:style-name="T16">Spanish · Native <text:s text:c="3"/></text:span></text:p>
            <text:p text:style-name="P24"><text:span text:style-name="T16">English <text:s/>· Proficient <text:s text:c="2"/></text:span></text:p>
            <text:p text:style-name="P24"><text:span text:style-name="T16">French <text:s text:c="2"/>· Reading &amp; Writing</text:span></text:p>
          </draw:text-box>
        </draw:frame>
        <draw:frame draw:style-name="gr21" draw:text-style-name="P14" draw:layer="layout" svg:width="5.901cm" svg:height="0.424cm" svg:x="1.322cm" svg:y="24.25cm">
          <draw:text-box>
            <text:p text:style-name="P1"><text:span text:style-name="T13">INTERESTS &amp; HOBBIES</text:span></text:p>
          </draw:text-box>
        </draw:frame>
        <draw:frame draw:style-name="gr27" draw:text-style-name="P26" draw:layer="layout" svg:width="6.208cm" svg:height="2.524cm" svg:x="1.2cm" svg:y="24.593cm">
          <draw:text-box>
            <text:p text:style-name="P24"><text:span text:style-name="T16">Sustainability</text:span></text:p>
            <text:p text:style-name="P24"><text:span text:style-name="T16">Science</text:span></text:p>
            <text:p text:style-name="P24"><text:span text:style-name="T16">Trekking &amp; Adventure</text:span></text:p>
            <text:p text:style-name="P24"><text:span text:style-name="T16">Traveling and Society</text:span></text:p>
            <text:p text:style-name="P24"><text:span text:style-name="T16">Culture</text:span></text:p>
          </draw:text-box>
        </draw:frame>
        <draw:frame draw:style-name="gr28" draw:text-style-name="P27" draw:layer="layout" svg:width="3.74cm" svg:height="0.747cm" svg:x="17.51cm" svg:y="27.074cm">
          <draw:text-box>
            <text:p text:style-name="P1"><text:span text:style-name="T16">Date: 10 March 2020</text:span></text:p>
          </draw:text-box>
        </draw:frame>
        <draw:frame draw:style-name="gr29" draw:text-style-name="P28" draw:layer="layout" svg:width="3.486cm" svg:height="0.747cm" svg:x="15.367cm" svg:y="0.775cm">
          <draw:text-box>
            <text:p text:style-name="P1"><text:span text:style-name="T17">PABLONOE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ular" svg:font-family="Muliular"/>
    <style:font-face style:name="SairaExtraCondensed" svg:font-family="SairaExtraCondensed"/>
    <style:font-face style:name="SairaExtraCondensedMedium" svg:font-family="SairaExtraCondensedMedium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1:46:24.449952437</meta:creation-date>
    <dc:date>2020-04-11T00:53:21.753772192</dc:date>
    <meta:editing-duration>PT1H3M8S</meta:editing-duration>
    <meta:editing-cycles>17</meta:editing-cycles>
    <meta:generator>LibreOffice/6.0.7.3$Linux_X86_64 LibreOffice_project/00m0$Build-3</meta:generator>
    <meta:document-statistic meta:object-count="52"/>
  </office:meta>
</office:document-meta>
</file>